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2.7562in" style:use-optimal-column-width="false"/>
    </style:style>
    <style:style style:name="Table26" style:family="table">
      <style:table-properties style:width="6.7923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 style:min-row-height="0.259in" style:use-optimal-row-height="false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6" style:family="table-row">
      <style:table-row-properties style:min-row-height="0.0631in" style:use-optimal-row-height="false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דפוס עמנואל בע"מ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קנר <text:s/>מס'<text:s/><text:bookmark-start text:name="_GoBack"/><text:bookmark-end text:name="_GoBack"/></text:p>
          </table:table-cell>
          <table:table-cell table:style-name="TableCell36" table:number-columns-spanned="2">
            <text:p text:style-name="P37">אזור תעשיה<text:s/>(אזור מערב)<text:s/>ראשון לציון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בית דפוס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</text:span></text:p>
          </table:table-cell>
          <table:table-cell table:style-name="TableCell52">
            <text:p text:style-name="P53">רמת סיווג:<text:s/></text:p>
          </table:table-cell>
          <table:table-cell table:style-name="TableCell54">
            <text:p text:style-name="P55"><text:span text:style-name="T56">C</text:span></text:p>
          </table:table-cell>
          <table:table-cell table:style-name="TableCell57">
            <text:p text:style-name="P58">אישור כבאות:<text:s/>יש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 table:number-columns-spanned="3">
            <text:p text:style-name="P63">חומרים<text:s/>מסוכנים<text:s/>במפעל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שם החומר+ או"ם</text:p>
          </table:table-cell>
          <table:table-cell table:style-name="TableCell67">
            <text:p text:style-name="P68">כמות וסוג אריזה</text:p>
          </table:table-cell>
          <table:table-cell table:style-name="TableCell69">
            <text:p text:style-name="P70">קוד חירום</text:p>
          </table:table-cell>
          <table:table-cell table:style-name="TableCell71">
            <text:p text:style-name="P72">מיקום במפעל</text:p>
          </table:table-cell>
        </table:table-row>
        <table:table-row table:style-name="TableRow73">
          <table:table-cell table:style-name="TableCell74">
            <text:p text:style-name="P75">חומצה - 1760</text:p>
          </table:table-cell>
          <table:table-cell table:style-name="TableCell76">
            <text:p text:style-name="P77">חבית פלסטיק 200 ליטר כ"א<text:s/></text:p>
            <text:p text:style-name="P78"/>
          </table:table-cell>
          <table:table-cell table:style-name="TableCell79">
            <text:p text:style-name="P80"><text:span text:style-name="T81">E</text:span><text:span text:style-name="T82">.</text:span><text:span text:style-name="T83">S</text:span><text:span text:style-name="T84">.2</text:span></text:p>
          </table:table-cell>
          <table:table-cell table:style-name="TableCell85">
            <text:p text:style-name="P86">מוצרי החומ"ס מאוחסנים בחדר מצד מזרח</text:p>
            <text:p text:style-name="P87">בקומת הקרקע.</text:p>
          </table:table-cell>
        </table:table-row>
        <table:table-row table:style-name="TableRow88">
          <table:table-cell table:style-name="TableCell89">
            <text:p text:style-name="P90">אלכוהול - 1219</text:p>
          </table:table-cell>
          <table:table-cell table:style-name="TableCell91">
            <text:p text:style-name="P92">במיכלי פלסטיק 20ליטר כ"א.</text:p>
          </table:table-cell>
          <table:table-cell table:style-name="TableCell93">
            <text:p text:style-name="P94"><text:span text:style-name="T95">E</text:span><text:span text:style-name="T96">.</text:span><text:span text:style-name="T97">S</text:span><text:span text:style-name="T98">.2</text:span></text:p>
          </table:table-cell>
          <table:table-cell table:style-name="TableCell99">
            <text:p text:style-name="P100">בחדר חומ"ס מצד מזרח.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><text:s text:c="99"/>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שם</text:p>
          </table:table-cell>
          <table:table-cell table:style-name="TableCell158">
            <text:p text:style-name="P159">טלפון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נייד</text:p>
          </table:table-cell>
        </table:table-row>
        <table:table-row table:style-name="TableRow164">
          <table:table-cell table:style-name="TableCell165">
            <text:p text:style-name="P166">אברהם</text:p>
            <text:p text:style-name="P167">לירון</text:p>
          </table:table-cell>
          <table:table-cell table:style-name="TableCell168">
            <text:p text:style-name="P169">03:9612035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050:5906218</text:p>
            <text:p text:style-name="P174">050:5617490</text:p>
          </table:table-cell>
        </table:table-row>
      </table:table>
      <text:p text:style-name="P175"/>
      <text:p text:style-name="P176">הערות מיוחדות :<text:s/>מפוזרים צבעים בעמדות ההדפסה בכמויות קתנות.</text:p>
      <text:p text:style-name="P177"/>
      <text:p text:style-name="P178"/>
      <text:p text:style-name="P179"/>
      <text:p text:style-name="P180">ממצאים : אבישי פפיאשוילי : אוקטובר 2013.</text:p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1:00Z</meta:creation-date>
    <dc:date>2014-05-21T07:51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5" meta:character-count="694" meta:row-count="4" meta:non-whitespace-character-count="580"/>
  </office:meta>
</office:document-meta>
</file>